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548" officeooo:paragraph-rsid="0008c548"/>
    </style:style>
    <style:style style:name="P2" style:family="paragraph" style:parent-style-name="Standard">
      <style:text-properties officeooo:rsid="0008dcc7" officeooo:paragraph-rsid="0008dcc7"/>
    </style:style>
    <style:style style:name="P3" style:family="paragraph" style:parent-style-name="Standard">
      <style:text-properties officeooo:rsid="00098b68" officeooo:paragraph-rsid="000e4447"/>
    </style:style>
    <style:style style:name="P4" style:family="paragraph" style:parent-style-name="Standard">
      <style:text-properties officeooo:rsid="000e4447" officeooo:paragraph-rsid="000e4447"/>
    </style:style>
    <style:style style:name="P5" style:family="paragraph" style:parent-style-name="Standard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08dcc7" officeooo:paragraph-rsid="0008dcc7" style:font-size-asian="12.5pt" style:font-style-asian="normal" style:font-weight-asian="normal" style:text-emphasize="none"/>
    </style:style>
    <style:style style:name="P6" style:family="paragraph" style:parent-style-name="Standard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08dcc7" officeooo:paragraph-rsid="000c1d63" style:font-size-asian="12.5pt" style:font-style-asian="normal" style:font-weight-asian="normal" style:text-emphasize="none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08dcc7" officeooo:paragraph-rsid="000d69fc" style:font-size-asian="12.5pt" style:font-style-asian="normal" style:font-weight-asian="normal" style:text-emphasize="none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0c1d63" officeooo:paragraph-rsid="000c1d63" style:font-size-asian="12.5pt" style:font-style-asian="normal" style:font-weight-asian="normal" style:text-emphasize="none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0d69fc" officeooo:paragraph-rsid="000d69fc" style:font-size-asian="12.5pt" style:font-style-asian="normal" style:font-weight-asian="normal" style:text-emphasize="none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0e4447" officeooo:paragraph-rsid="000e4447" style:font-size-asian="12.5pt" style:font-style-asian="normal" style:font-weight-asian="normal" style:text-emphasize="none"/>
    </style:style>
    <style:style style:name="P11" style:family="paragraph" style:parent-style-name="Standard">
      <style:text-properties officeooo:rsid="00101954" officeooo:paragraph-rsid="00101954"/>
    </style:style>
    <style:style style:name="P12" style:family="paragraph" style:parent-style-name="Standard" style:list-style-name="L1">
      <style:text-properties officeooo:rsid="0008c548" officeooo:paragraph-rsid="0008c548"/>
    </style:style>
    <style:style style:name="P13" style:family="paragraph" style:parent-style-name="Standard" style:list-style-name="L2">
      <style:text-properties officeooo:rsid="0008c548" officeooo:paragraph-rsid="0008c548"/>
    </style:style>
    <style:style style:name="P14" style:family="paragraph" style:parent-style-name="Standard" style:list-style-name="L2">
      <style:text-properties officeooo:rsid="0008dcc7" officeooo:paragraph-rsid="0008dcc7"/>
    </style:style>
    <style:style style:name="P15" style:family="paragraph" style:parent-style-name="Standard" style:list-style-name="L3">
      <style:text-properties officeooo:rsid="0008dcc7" officeooo:paragraph-rsid="0008dcc7"/>
    </style:style>
    <style:style style:name="P16" style:family="paragraph" style:parent-style-name="Standard" style:list-style-name="L3">
      <style:text-properties officeooo:rsid="00098b68" officeooo:paragraph-rsid="00098b68"/>
    </style:style>
    <style:style style:name="P17" style:family="paragraph" style:parent-style-name="Standard" style:list-style-name="L5">
      <style:text-properties officeooo:rsid="00098b68" officeooo:paragraph-rsid="000e4447"/>
    </style:style>
    <style:style style:name="P18" style:family="paragraph" style:parent-style-name="Standard" style:list-style-name="L4">
      <style:text-properties officeooo:paragraph-rsid="000c1d63"/>
    </style:style>
    <style:style style:name="P19" style:family="paragraph" style:parent-style-name="Standard" style:list-style-name="L4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0c1d63" officeooo:paragraph-rsid="000c1d63" style:font-size-asian="12.5pt" style:font-style-asian="normal" style:font-weight-asian="normal" style:text-emphasize="none"/>
    </style:style>
    <style:style style:name="P20" style:family="paragraph" style:parent-style-name="Standard" style:list-style-name="L4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0d69fc" officeooo:paragraph-rsid="000d69fc" style:font-size-asian="12.5pt" style:font-style-asian="normal" style:font-weight-asian="normal" style:text-emphasize="none"/>
    </style:style>
    <style:style style:name="P21" style:family="paragraph" style:parent-style-name="Standard" style:list-style-name="L4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13c187" officeooo:paragraph-rsid="0013c187" style:font-size-asian="12.5pt" style:font-style-asian="normal" style:font-weight-asian="normal" style:text-emphasize="none"/>
    </style:style>
    <style:style style:name="P22" style:family="paragraph" style:parent-style-name="Standard" style:list-style-name="L5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098b68" officeooo:paragraph-rsid="000e4447" style:font-size-asian="12.5pt" style:font-style-asian="normal" style:font-weight-asian="normal" style:text-emphasize="none"/>
    </style:style>
    <style:style style:name="P23" style:family="paragraph" style:parent-style-name="Standard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08dcc7" officeooo:paragraph-rsid="000d69fc" style:font-size-asian="12.5pt" style:font-style-asian="normal" style:font-weight-asian="normal" style:text-emphasize="none"/>
    </style:style>
    <style:style style:name="P24" style:family="paragraph" style:parent-style-name="Standard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16d47a" officeooo:paragraph-rsid="0016d47a" style:font-size-asian="12.5pt" style:font-style-asian="normal" style:font-weight-asian="normal" style:text-emphasize="none"/>
    </style:style>
    <style:style style:name="P25" style:family="paragraph" style:parent-style-name="Standard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1831df" officeooo:paragraph-rsid="001831df" style:font-size-asian="12.5pt" style:font-style-asian="normal" style:font-weight-asian="normal" style:text-emphasize="none"/>
    </style:style>
    <style:style style:name="P26" style:family="paragraph" style:parent-style-name="Standard" style:list-style-name="L4">
      <style:text-properties officeooo:rsid="000c1d63" officeooo:paragraph-rsid="000c1d63"/>
    </style:style>
    <style:style style:name="P27" style:family="paragraph" style:parent-style-name="Standard" style:list-style-name="L6">
      <style:text-properties officeooo:rsid="00101954" officeooo:paragraph-rsid="00101954"/>
    </style:style>
    <style:style style:name="P28" style:family="paragraph" style:parent-style-name="Standard" style:list-style-name="L7">
      <style:text-properties officeooo:rsid="000e4447" officeooo:paragraph-rsid="000e4447"/>
    </style:style>
    <style:style style:name="P29" style:family="paragraph" style:parent-style-name="Standard" style:list-style-name="L7">
      <style:text-properties officeooo:rsid="0011800d" officeooo:paragraph-rsid="0011800d"/>
    </style:style>
    <style:style style:name="T1" style:family="text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0c1d63" style:font-size-asian="12.5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Calibri" fo:font-size="12.5pt" fo:font-style="normal" fo:text-shadow="none" style:text-underline-style="none" fo:font-weight="normal" officeooo:rsid="000d69fc" style:font-size-asian="12.5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5" style:family="text">
      <style:text-properties fo:color="#0000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6" style:family="text">
      <style:text-properties fo:color="#ff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7" style:family="text">
      <style:text-properties officeooo:rsid="000b2a7f"/>
    </style:style>
    <style:style style:name="T8" style:family="text">
      <style:text-properties officeooo:rsid="000e4447"/>
    </style:style>
    <style:style style:name="T9" style:family="text">
      <style:text-properties officeooo:rsid="00101954"/>
    </style:style>
    <style:style style:name="T10" style:family="text">
      <style:text-properties officeooo:rsid="001180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626in" fo:text-indent="-0.25in" fo:margin-left="0.462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126in" fo:text-indent="-0.25in" fo:margin-left="0.712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626in" fo:text-indent="-0.25in" fo:margin-left="0.962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126in" fo:text-indent="-0.25in" fo:margin-left="1.212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626in" fo:text-indent="-0.25in" fo:margin-left="1.462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126in" fo:text-indent="-0.25in" fo:margin-left="1.712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626in" fo:text-indent="-0.25in" fo:margin-left="1.962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126in" fo:text-indent="-0.25in" fo:margin-left="2.212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626in" fo:text-indent="-0.25in" fo:margin-left="2.462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126in" fo:text-indent="-0.25in" fo:margin-left="2.712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ss events for uploading tournaments</text:p>
      <text:p text:style-name="P1"/>
      <text:p text:style-name="P1">Event Filters:</text:p>
      <text:p text:style-name="P1"><text:tab/>Teams: select all, deselect pretend to try stuff out</text:p>
      <text:p text:style-name="P1"><text:tab/>Event types: Select anything that has Tournament in the title (4)</text:p>
      <text:p text:style-name="P1"><text:tab/>More → Filter by Date Range : go from August to August</text:p>
      <text:p text:style-name="P1"><text:tab/>Apply Filter</text:p>
      <text:p text:style-name="P1"/>
      <text:p text:style-name="P1">Export → Export to Excel</text:p>
      <text:p text:style-name="P1"/>
      <text:p text:style-name="P1">Open file <text:s/>in LibreOffice Calc</text:p>
      <text:p text:style-name="P1">remove all columns except</text:p>
      <text:list xml:id="list2651865181" text:style-name="L1">
        <text:list-item>
          <text:p text:style-name="P12">Team</text:p>
        </text:list-item>
        <text:list-item>
          <text:p text:style-name="P12">Event Name</text:p>
        </text:list-item>
        <text:list-item>
          <text:p text:style-name="P12">Date</text:p>
        </text:list-item>
        <text:list-item>
          <text:p text:style-name="P12">Venue</text:p>
        </text:list-item>
      </text:list>
      <text:p text:style-name="P1"/>
      <text:p text:style-name="P1">Keep only city state USA from Venue column</text:p>
      <text:list xml:id="list2409885790" text:style-name="L2">
        <text:list-item>
          <text:p text:style-name="P14">Highlight Venue column</text:p>
        </text:list-item>
        <text:list-item>
          <text:p text:style-name="P13">Edit → Find &amp; Replace</text:p>
          <text:list>
            <text:list-item>
              <text:p text:style-name="P14">Find → ^(.+?,)(.*)</text:p>
            </text:list-item>
            <text:list-item>
              <text:p text:style-name="P14">Replace → $2</text:p>
            </text:list-item>
            <text:list-item>
              <text:p text:style-name="P14">Check – Regular Expressions</text:p>
            </text:list-item>
            <text:list-item>
              <text:p text:style-name="P14">Replace All</text:p>
            </text:list-item>
          </text:list>
        </text:list-item>
      </text:list>
      <text:p text:style-name="P2"/>
      <text:p text:style-name="P2">Calculate weekend dates</text:p>
      <text:list xml:id="list1894371804" text:style-name="L3">
        <text:list-item>
          <text:p text:style-name="P15">Remove “,” after month in date column</text:p>
          <text:list>
            <text:list-item>
              <text:p text:style-name="P15">highlight date column</text:p>
            </text:list-item>
            <text:list-item>
              <text:p text:style-name="P15">Edit → Find &amp; Replace</text:p>
              <text:list>
                <text:list-item>
                  <text:p text:style-name="P15">Find → ,</text:p>
                </text:list-item>
                <text:list-item>
                  <text:p text:style-name="P15">Replace All</text:p>
                </text:list-item>
              </text:list>
            </text:list-item>
            <text:list-item>
              <text:p text:style-name="P16">Copy column titles E-<text:span text:style-name="T7">J</text:span></text:p>
              <text:list>
                <text:list-item>
                  <text:p text:style-name="P16">Friday<text:tab/></text:p>
                </text:list-item>
                <text:list-item>
                  <text:p text:style-name="P16">Friday-text<text:tab/></text:p>
                </text:list-item>
                <text:list-item>
                  <text:p text:style-name="P16">Sunday<text:tab/></text:p>
                </text:list-item>
                <text:list-item>
                  <text:p text:style-name="P16">Sunday-text<text:tab/></text:p>
                </text:list-item>
                <text:list-item>
                  <text:p text:style-name="P16">Weekend<text:tab/></text:p>
                </text:list-item>
                <text:list-item>
                  <text:p text:style-name="P16">Weekend</text:p>
                </text:list-item>
              </text:list>
            </text:list-item>
            <text:list-item>
              <text:p text:style-name="P15">Copy formulas into Columns E-I</text:p>
              <text:list>
                <text:list-item>
                  <text:p text:style-name="P15"><text:span text:style-name="T4">=IF(WEEKDAY(</text:span><text:span text:style-name="T5">C2</text:span><text:span text:style-name="T4">)=5,</text:span><text:span text:style-name="T5">C2</text:span><text:span text:style-name="T4">,IF(WEEKDAY(</text:span><text:span text:style-name="T5">C2</text:span><text:span text:style-name="T4">)=6,</text:span><text:span text:style-name="T5">C2</text:span><text:span text:style-name="T4">,IF(WEEKDAY(</text:span><text:span text:style-name="T5">C2</text:span><text:span text:style-name="T4">)=7,</text:span><text:span text:style-name="T5">C2</text:span><text:span text:style-name="T4">-1,IF(WEEKDAY(</text:span><text:span text:style-name="T5">C2</text:span><text:span text:style-name="T4">)=1,</text:span><text:span text:style-name="T5">C2</text:span><text:span text:style-name="T4">-2))))</text:span></text:p>
                </text:list-item>
                <text:list-item>
                  <text:p text:style-name="P15"><text:span text:style-name="T4">=TEXT(</text:span><text:span text:style-name="T5">E2</text:span><text:span text:style-name="T4">, "MM/DD")</text:span></text:p>
                </text:list-item>
                <text:list-item>
                  <text:p text:style-name="P15"><text:span text:style-name="T4">=IF(WEEKDAY(</text:span><text:span text:style-name="T5">E2</text:span><text:span text:style-name="T4">)=5,</text:span><text:span text:style-name="T5">E2</text:span><text:span text:style-name="T4">+3,IF(WEEKDAY(</text:span><text:span text:style-name="T5">E2</text:span><text:span text:style-name="T4">)=6,</text:span><text:span text:style-name="T5">E2</text:span><text:span text:style-name="T4">+2))</text:span></text:p>
                </text:list-item>
                <text:list-item>
                  <text:p text:style-name="P15"><text:span text:style-name="T4">=TEXT(</text:span><text:span text:style-name="T5">G2</text:span><text:span text:style-name="T4">, "MM/DD")</text:span></text:p>
                </text:list-item>
                <text:list-item>
                  <text:p text:style-name="P15"><text:span text:style-name="T4">=CONCATENATE(</text:span><text:span text:style-name="T5">F2</text:span><text:span text:style-name="T4">," - ", </text:span><text:span text:style-name="T6">H2</text:span><text:span text:style-name="T4">)</text:span></text:p>
                </text:list-item>
              </text:list>
            </text:list-item>
            <text:list-item>
              <text:p text:style-name="P15">Copy values in Column I, Paste into Column J</text:p>
            </text:list-item>
          </text:list>
        </text:list-item>
      </text:list>
      <text:p text:style-name="P5"/>
      <text:p text:style-name="P6"/>
      <text:p text:style-name="P6">removed FIRE FASTPITCH from team name. </text:p>
      <text:list xml:id="list1549216462" text:style-name="L4">
        <text:list-item>
          <text:p text:style-name="P19">Edit → Find &amp; Replace</text:p>
          <text:list>
            <text:list-item>
              <text:p text:style-name="P18"><text:soft-page-break/><text:span text:style-name="T2">Find: ‘</text:span><text:span text:style-name="T4"> FASTPITCH ‘</text:span></text:p>
            </text:list-item>
            <text:list-item>
              <text:p text:style-name="P19">Replace All</text:p>
            </text:list-item>
            <text:list-item>
              <text:p text:style-name="P26"><text:span text:style-name="T1">Find: -* </text:span><text:span text:style-name="T3">(disable regex enable wildcards</text:span></text:p>
            </text:list-item>
            <text:list-item>
              <text:p text:style-name="P20">Replace All</text:p>
            </text:list-item>
            <text:list-item>
              <text:p text:style-name="P20">Find 2004</text:p>
            </text:list-item>
            <text:list-item>
              <text:p text:style-name="P20">Replace 18U</text:p>
            </text:list-item>
            <text:list-item>
              <text:p text:style-name="P20">Replace All</text:p>
            </text:list-item>
            <text:list-item>
              <text:p text:style-name="P20">Find 200<text:span text:style-name="T9">6</text:span></text:p>
            </text:list-item>
            <text:list-item>
              <text:p text:style-name="P20">Replace 16U</text:p>
            </text:list-item>
            <text:list-item>
              <text:p text:style-name="P20">Replace All</text:p>
            </text:list-item>
            <text:list-item>
              <text:p text:style-name="P21">Find FIRE</text:p>
            </text:list-item>
            <text:list-item>
              <text:p text:style-name="P21">Replace Fire</text:p>
            </text:list-item>
            <text:list-item>
              <text:p text:style-name="P21">Replace All</text:p>
            </text:list-item>
          </text:list>
        </text:list-item>
      </text:list>
      <text:p text:style-name="P7">Removed duplicates, </text:p>
      <text:p text:style-name="P7"/>
      <text:p text:style-name="P24">Format Date as 00/00/0000</text:p>
      <text:p text:style-name="P24"/>
      <text:p text:style-name="P25">Change column heading Event Name to Event</text:p>
      <text:p text:style-name="P7"/>
      <text:p text:style-name="P10">Delete columns</text:p>
      <text:list xml:id="list2746429710" text:style-name="L5">
        <text:list-item>
          <text:p text:style-name="P17">Friday<text:tab/></text:p>
        </text:list-item>
        <text:list-item>
          <text:p text:style-name="P17">Friday-text<text:tab/></text:p>
        </text:list-item>
        <text:list-item>
          <text:p text:style-name="P17">Sunday<text:tab/></text:p>
        </text:list-item>
        <text:list-item>
          <text:p text:style-name="P17">Sunday-text<text:tab/></text:p>
        </text:list-item>
        <text:list-item>
          <text:p text:style-name="P17">Weekend <text:span text:style-name="T8">(first one)</text:span><text:tab/></text:p>
        </text:list-item>
      </text:list>
      <text:p text:style-name="P3"/>
      <text:p text:style-name="P11">Separate, <text:span text:style-name="T10">state and USA</text:span></text:p>
      <text:list xml:id="list1963058544" text:style-name="L6">
        <text:list-item>
          <text:p text:style-name="P27">insert 2 columns between venue and weekend</text:p>
        </text:list-item>
        <text:list-item>
          <text:p text:style-name="P27">Data → Text to column</text:p>
          <text:list>
            <text:list-item>
              <text:p text:style-name="P27">Separated by → comma </text:p>
            </text:list-item>
            <text:list-item>
              <text:p text:style-name="P27">OK</text:p>
            </text:list-item>
          </text:list>
        </text:list-item>
      </text:list>
      <text:p text:style-name="P11"><text:tab/></text:p>
      <text:p text:style-name="P3"/>
      <text:p text:style-name="P4">Save as csv</text:p>
      <text:list xml:id="list3112852452" text:style-name="L7">
        <text:list-item>
          <text:p text:style-name="P28">in home → firefastpitch</text:p>
          <text:list>
            <text:list-item>
              <text:p text:style-name="P29">field delimiter → {tab}</text:p>
            </text:list-item>
          </text:list>
        </text:list-item>
      </text:list>
      <text:p text:style-name="P4"><text:tab/></text:p>
      <text:list xml:id="list132602550914259" text:continue-list="list2746429710" text:style-name="L5">
        <text:list-item>
          <text:list>
            <text:list-item>
              <text:list>
                <text:list-header>
                  <text:p text:style-name="P22"/>
                </text:list-header>
              </text:list>
            </text:list-item>
          </text:list>
        </text:list-item>
      </text:list>
      <text:p text:style-name="P6">Added list to database manually</text:p>
      <text:p text:style-name="P6"/>
      <text:p text:style-name="P8">2006 – 16U</text:p>
      <text:p text:style-name="P9">2004 - 19U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126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11:36:25.511068729</meta:creation-date>
    <dc:date>2022-06-08T13:26:02.144451287</dc:date>
    <meta:editing-duration>PT3H15M52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78" meta:word-count="306" meta:character-count="1629" meta:non-whitespace-character-count="1431"/>
  </office:meta>
</office:document-meta>
</file>